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376458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C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G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H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title/>
    <dc:description/>
    <dc:subject/>
    <meta:initial-creator>Miguel Saiz García</meta:initial-creator>
    <dc:creator>Miguel Saiz García</dc:creator>
    <meta:creation-date>2021-01-30T12:44:54Z</meta:creation-date>
    <dc:date>2023-01-11T11:54:46Z</dc:date>
    <meta:editing-cycles>7</meta:editing-cycles>
  </office:meta>
</office:document-meta>
</file>